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3"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4"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5"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6"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7"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8"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9" style:family="paragraph" style:parent-style-name="Standard">
      <style:paragraph-properties fo:margin-top="0.101cm" fo:margin-bottom="0.101cm" style:contextual-spacing="false" fo:line-height="150%"/>
      <style:text-properties fo:font-size="8pt" officeooo:rsid="01e4a942" officeooo:paragraph-rsid="01e4a942" style:font-size-asian="8pt" style:font-size-complex="8pt"/>
    </style:style>
    <style:style style:name="P10"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11"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12"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13"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93308e" style:font-size-asian="14pt" style:font-size-complex="14pt"/>
    </style:style>
    <style:style style:name="P14"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15"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24b0f9c" officeooo:paragraph-rsid="024b0f9c" style:font-size-asian="14pt" style:font-size-complex="14pt"/>
    </style:style>
    <style:style style:name="P16"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17"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00396" officeooo:paragraph-rsid="01b00396" style:font-size-asian="14pt" style:font-style-asian="italic" style:font-size-complex="14pt" style:font-style-complex="italic"/>
    </style:style>
    <style:style style:name="P18"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aacbd" officeooo:paragraph-rsid="01c95239" style:font-size-asian="14pt" style:font-style-asian="italic" style:font-size-complex="14pt" style:font-style-complex="italic"/>
    </style:style>
    <style:style style:name="P19"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0pt" fo:font-style="italic" officeooo:rsid="019223a0" officeooo:paragraph-rsid="01a3341f" style:font-size-asian="10pt" style:font-style-asian="italic" style:font-size-complex="10pt" style:font-style-complex="italic"/>
    </style:style>
    <style:style style:name="P20" style:family="paragraph" style:parent-style-name="Standard">
      <style:paragraph-properties fo:margin-left="0cm" fo:margin-top="0.101cm" fo:margin-bottom="0.101cm" style:contextual-spacing="false" fo:line-height="150%" fo:text-indent="0cm" style:auto-text-indent="false"/>
      <style:text-properties fo:font-size="14pt" officeooo:paragraph-rsid="02439634" style:font-size-asian="14pt" style:font-size-complex="14pt"/>
    </style:style>
    <style:style style:name="P21" style:family="paragraph" style:parent-style-name="Standard">
      <style:paragraph-properties fo:margin-left="0cm" fo:margin-top="0.101cm" fo:margin-bottom="0.101cm" style:contextual-spacing="false" fo:line-height="150%" fo:text-indent="0cm" style:auto-text-indent="false"/>
      <style:text-properties fo:font-size="14pt" officeooo:rsid="02555cde" officeooo:paragraph-rsid="02c712e8" style:font-size-asian="14pt" style:font-size-complex="14pt"/>
    </style:style>
    <style:style style:name="P22" style:family="paragraph" style:parent-style-name="Standard">
      <style:paragraph-properties fo:margin-left="0cm" fo:margin-top="0.101cm" fo:margin-bottom="0.101cm" style:contextual-spacing="false" fo:line-height="150%" fo:text-indent="0cm" style:auto-text-indent="false"/>
      <style:text-properties fo:font-size="14pt" officeooo:paragraph-rsid="02fd0f96" style:font-size-asian="14pt" style:font-size-complex="14pt"/>
    </style:style>
    <style:style style:name="P23" style:family="paragraph" style:parent-style-name="Standard">
      <style:paragraph-properties fo:margin-left="0cm" fo:margin-top="0.101cm" fo:margin-bottom="0.101cm" style:contextual-spacing="false" fo:line-height="150%" fo:text-indent="0cm" style:auto-text-indent="false"/>
      <style:text-properties fo:font-size="14pt" officeooo:paragraph-rsid="02fe5792" style:font-size-asian="14pt" style:font-size-complex="14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f682fd" style:font-style-asian="normal" style:font-style-complex="normal"/>
    </style:style>
    <style:style style:name="T191" style:family="text">
      <style:text-properties fo:font-style="normal" officeooo:rsid="00f82e67" style:font-style-asian="normal" style:font-style-complex="normal"/>
    </style:style>
    <style:style style:name="T192" style:family="text">
      <style:text-properties fo:font-style="normal" officeooo:rsid="00f876ed" style:font-style-asian="normal" style:font-style-complex="normal"/>
    </style:style>
    <style:style style:name="T193" style:family="text">
      <style:text-properties fo:font-style="normal" officeooo:rsid="010b30cd" style:font-style-asian="normal" style:font-style-complex="normal"/>
    </style:style>
    <style:style style:name="T194" style:family="text">
      <style:text-properties fo:font-style="normal" officeooo:rsid="010c24d8" style:font-style-asian="normal" style:font-style-complex="normal"/>
    </style:style>
    <style:style style:name="T195" style:family="text">
      <style:text-properties fo:font-style="normal" officeooo:rsid="010c808c" style:font-style-asian="normal" style:font-style-complex="normal"/>
    </style:style>
    <style:style style:name="T196" style:family="text">
      <style:text-properties fo:font-style="normal" officeooo:rsid="010da8b4" style:font-style-asian="normal" style:font-style-complex="normal"/>
    </style:style>
    <style:style style:name="T197" style:family="text">
      <style:text-properties fo:font-style="normal" officeooo:rsid="010f43b3" style:font-style-asian="normal" style:font-style-complex="normal"/>
    </style:style>
    <style:style style:name="T198" style:family="text">
      <style:text-properties fo:font-style="normal" officeooo:rsid="0111141e" style:font-style-asian="normal" style:font-style-complex="normal"/>
    </style:style>
    <style:style style:name="T199" style:family="text">
      <style:text-properties fo:font-style="normal" officeooo:rsid="0179ef67" style:font-style-asian="normal" style:font-style-complex="normal"/>
    </style:style>
    <style:style style:name="T200" style:family="text">
      <style:text-properties fo:font-style="normal" officeooo:rsid="017b8495" style:font-style-asian="normal" style:font-style-complex="normal"/>
    </style:style>
    <style:style style:name="T201" style:family="text">
      <style:text-properties fo:font-style="normal" officeooo:rsid="017c1738" style:font-style-asian="normal" style:font-style-complex="normal"/>
    </style:style>
    <style:style style:name="T202" style:family="text">
      <style:text-properties fo:font-style="normal" officeooo:rsid="017de6b2" style:font-style-asian="normal" style:font-style-complex="normal"/>
    </style:style>
    <style:style style:name="T203" style:family="text">
      <style:text-properties fo:font-style="normal" officeooo:rsid="017e7fd3" style:font-style-asian="normal" style:font-style-complex="normal"/>
    </style:style>
    <style:style style:name="T204" style:family="text">
      <style:text-properties fo:font-style="normal" officeooo:rsid="017f282f" style:font-style-asian="normal" style:font-style-complex="normal"/>
    </style:style>
    <style:style style:name="T205" style:family="text">
      <style:text-properties fo:font-style="normal" officeooo:rsid="017feaac" style:font-style-asian="normal" style:font-style-complex="normal"/>
    </style:style>
    <style:style style:name="T206" style:family="text">
      <style:text-properties fo:font-style="normal" officeooo:rsid="01812b7d" style:font-style-asian="normal" style:font-style-complex="normal"/>
    </style:style>
    <style:style style:name="T207" style:family="text">
      <style:text-properties fo:font-style="normal" officeooo:rsid="01825d9e" style:font-style-asian="normal" style:font-style-complex="normal"/>
    </style:style>
    <style:style style:name="T208" style:family="text">
      <style:text-properties fo:font-style="normal" officeooo:rsid="0183fd38" style:font-style-asian="normal" style:font-style-complex="normal"/>
    </style:style>
    <style:style style:name="T209" style:family="text">
      <style:text-properties fo:font-style="normal" officeooo:rsid="01850ac4" style:font-style-asian="normal" style:font-style-complex="normal"/>
    </style:style>
    <style:style style:name="T210" style:family="text">
      <style:text-properties fo:font-style="normal" officeooo:rsid="0193308e" style:font-style-asian="normal" style:font-style-complex="normal"/>
    </style:style>
    <style:style style:name="T211" style:family="text">
      <style:text-properties fo:font-style="normal" officeooo:rsid="0194eb42" style:font-style-asian="normal" style:font-style-complex="normal"/>
    </style:style>
    <style:style style:name="T212" style:family="text">
      <style:text-properties fo:font-style="normal" officeooo:rsid="019575fa" style:font-style-asian="normal" style:font-style-complex="normal"/>
    </style:style>
    <style:style style:name="T213" style:family="text">
      <style:text-properties fo:font-style="normal" officeooo:rsid="0198a1c2" style:font-style-asian="normal" style:font-style-complex="normal"/>
    </style:style>
    <style:style style:name="T214" style:family="text">
      <style:text-properties fo:font-style="normal" officeooo:rsid="01993fe9" style:font-style-asian="normal" style:font-style-complex="normal"/>
    </style:style>
    <style:style style:name="T215" style:family="text">
      <style:text-properties fo:font-style="normal" officeooo:rsid="0199d9cd" style:font-style-asian="normal" style:font-style-complex="normal"/>
    </style:style>
    <style:style style:name="T216" style:family="text">
      <style:text-properties fo:font-style="normal" officeooo:rsid="019a27bd" style:font-style-asian="normal" style:font-style-complex="normal"/>
    </style:style>
    <style:style style:name="T217" style:family="text">
      <style:text-properties fo:font-style="normal" officeooo:rsid="019ad410" style:font-style-asian="normal" style:font-style-complex="normal"/>
    </style:style>
    <style:style style:name="T218" style:family="text">
      <style:text-properties officeooo:rsid="0118669f"/>
    </style:style>
    <style:style style:name="T219" style:family="text">
      <style:text-properties officeooo:rsid="0118a1b7"/>
    </style:style>
    <style:style style:name="T220" style:family="text">
      <style:text-properties officeooo:rsid="0119ba78"/>
    </style:style>
    <style:style style:name="T221" style:family="text">
      <style:text-properties officeooo:rsid="011a27b0"/>
    </style:style>
    <style:style style:name="T222" style:family="text">
      <style:text-properties officeooo:rsid="011bf950"/>
    </style:style>
    <style:style style:name="T223" style:family="text">
      <style:text-properties officeooo:rsid="01268042"/>
    </style:style>
    <style:style style:name="T224" style:family="text">
      <style:text-properties style:font-name="Liberation Mono" fo:font-size="12pt" fo:font-weight="bold" officeooo:rsid="00055386" style:font-size-asian="12pt" style:font-weight-asian="bold" style:font-size-complex="12pt" style:font-weight-complex="bold"/>
    </style:style>
    <style:style style:name="T225" style:family="text">
      <style:text-properties officeooo:rsid="016562ef"/>
    </style:style>
    <style:style style:name="T226" style:family="text">
      <style:text-properties officeooo:rsid="01684c8a"/>
    </style:style>
    <style:style style:name="T227" style:family="text">
      <style:text-properties officeooo:rsid="0169bffe"/>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16ce2fc" style:font-size-asian="10pt" style:font-style-asian="italic" style:font-size-complex="10pt" style:font-style-complex="italic"/>
    </style:style>
    <style:style style:name="T230" style:family="text">
      <style:text-properties fo:font-size="10pt" fo:font-style="italic" officeooo:rsid="016e6713" style:font-size-asian="10pt" style:font-style-asian="italic" style:font-size-complex="10pt" style:font-style-complex="italic"/>
    </style:style>
    <style:style style:name="T231" style:family="text">
      <style:text-properties fo:font-size="10pt" fo:font-style="italic" officeooo:rsid="016eefd1" style:font-size-asian="10pt" style:font-style-asian="italic" style:font-size-complex="10pt" style:font-style-complex="italic"/>
    </style:style>
    <style:style style:name="T232" style:family="text">
      <style:text-properties fo:font-size="10pt" fo:font-style="italic" officeooo:rsid="01700e10" style:font-size-asian="10pt" style:font-style-asian="italic" style:font-size-complex="10pt" style:font-style-complex="italic"/>
    </style:style>
    <style:style style:name="T233" style:family="text">
      <style:text-properties fo:font-size="10pt" fo:font-style="italic" officeooo:rsid="01739710" style:font-size-asian="10pt" style:font-style-asian="italic" style:font-size-complex="10pt" style:font-style-complex="italic"/>
    </style:style>
    <style:style style:name="T234" style:family="text">
      <style:text-properties fo:font-size="10pt" fo:font-style="italic" officeooo:rsid="017485e5" style:font-size-asian="10pt" style:font-style-asian="italic" style:font-size-complex="10pt" style:font-style-complex="italic"/>
    </style:style>
    <style:style style:name="T235" style:family="text">
      <style:text-properties fo:font-size="10pt" fo:font-style="italic" officeooo:rsid="0189fa3b" style:font-size-asian="10pt" style:font-style-asian="italic" style:font-size-complex="10pt" style:font-style-complex="italic"/>
    </style:style>
    <style:style style:name="T236" style:family="text">
      <style:text-properties fo:font-size="10pt" fo:font-style="italic" officeooo:rsid="018bd810" style:font-size-asian="10pt" style:font-style-asian="italic" style:font-size-complex="10pt" style:font-style-complex="italic"/>
    </style:style>
    <style:style style:name="T237" style:family="text">
      <style:text-properties fo:font-size="10pt" fo:font-style="italic" officeooo:rsid="018d33ed" style:font-size-asian="10pt" style:font-style-asian="italic" style:font-size-complex="10pt" style:font-style-complex="italic"/>
    </style:style>
    <style:style style:name="T238" style:family="text">
      <style:text-properties fo:font-size="10pt" fo:font-style="italic" officeooo:rsid="018dad95" style:font-size-asian="10pt" style:font-style-asian="italic" style:font-size-complex="10pt" style:font-style-complex="italic"/>
    </style:style>
    <style:style style:name="T239" style:family="text">
      <style:text-properties fo:font-size="10pt" fo:font-style="italic" officeooo:rsid="018ea41c" style:font-size-asian="10pt" style:font-style-asian="italic" style:font-size-complex="10pt" style:font-style-complex="italic"/>
    </style:style>
    <style:style style:name="T240" style:family="text">
      <style:text-properties fo:font-size="10pt" fo:font-style="italic" officeooo:rsid="018ee155" style:font-size-asian="10pt" style:font-style-asian="italic" style:font-size-complex="10pt" style:font-style-complex="italic"/>
    </style:style>
    <style:style style:name="T241" style:family="text">
      <style:text-properties fo:font-size="10pt" fo:font-style="italic" officeooo:rsid="019223a0" style:font-size-asian="10pt" style:font-style-asian="italic" style:font-size-complex="10pt" style:font-style-complex="italic"/>
    </style:style>
    <style:style style:name="T242" style:family="text">
      <style:text-properties fo:font-size="10pt" fo:font-style="italic" officeooo:rsid="024ce227" style:font-size-asian="10pt" style:font-style-asian="italic" style:font-size-complex="10pt" style:font-style-complex="italic"/>
    </style:style>
    <style:style style:name="T243" style:family="text">
      <style:text-properties fo:font-size="10pt" fo:font-style="italic" officeooo:rsid="024fae42" style:font-size-asian="10pt" style:font-style-asian="italic" style:font-size-complex="10pt" style:font-style-complex="italic"/>
    </style:style>
    <style:style style:name="T244" style:family="text">
      <style:text-properties fo:font-size="10pt" fo:font-style="italic" officeooo:rsid="024ffdc3" style:font-size-asian="10pt" style:font-style-asian="italic" style:font-size-complex="10pt" style:font-style-complex="italic"/>
    </style:style>
    <style:style style:name="T245" style:family="text">
      <style:text-properties fo:font-size="10pt" fo:font-style="italic" officeooo:rsid="02702489" style:font-size-asian="10pt" style:font-style-asian="italic" style:font-size-complex="10pt" style:font-style-complex="italic"/>
    </style:style>
    <style:style style:name="T246" style:family="text">
      <style:text-properties fo:font-size="10pt" fo:font-style="normal" officeooo:rsid="01850ac4" style:font-size-asian="10pt" style:font-style-asian="normal" style:font-size-complex="10pt" style:font-style-complex="normal"/>
    </style:style>
    <style:style style:name="T247" style:family="text">
      <style:text-properties officeooo:rsid="01b4cd28"/>
    </style:style>
    <style:style style:name="T248" style:family="text">
      <style:text-properties officeooo:rsid="01b8f281"/>
    </style:style>
    <style:style style:name="T249" style:family="text">
      <style:text-properties officeooo:rsid="01bba912"/>
    </style:style>
    <style:style style:name="T250" style:family="text">
      <style:text-properties officeooo:rsid="01beb636"/>
    </style:style>
    <style:style style:name="T251" style:family="text">
      <style:text-properties officeooo:rsid="01beb9a8"/>
    </style:style>
    <style:style style:name="T252" style:family="text">
      <style:text-properties officeooo:rsid="01c0e382"/>
    </style:style>
    <style:style style:name="T253" style:family="text">
      <style:text-properties officeooo:rsid="01c42699"/>
    </style:style>
    <style:style style:name="T254" style:family="text">
      <style:text-properties officeooo:rsid="01c95239"/>
    </style:style>
    <style:style style:name="T255" style:family="text">
      <style:text-properties officeooo:rsid="01c9b238"/>
    </style:style>
    <style:style style:name="T256" style:family="text">
      <style:text-properties officeooo:rsid="01cb945f"/>
    </style:style>
    <style:style style:name="T257" style:family="text">
      <style:text-properties officeooo:rsid="01cd8c93"/>
    </style:style>
    <style:style style:name="T258" style:family="text">
      <style:text-properties officeooo:rsid="01cdcd60"/>
    </style:style>
    <style:style style:name="T259" style:family="text">
      <style:text-properties officeooo:rsid="01d2f68a"/>
    </style:style>
    <style:style style:name="T260" style:family="text">
      <style:text-properties officeooo:rsid="01d4347a"/>
    </style:style>
    <style:style style:name="T261" style:family="text">
      <style:text-properties officeooo:rsid="01d6243e"/>
    </style:style>
    <style:style style:name="T262" style:family="text">
      <style:text-properties officeooo:rsid="01dc50cb"/>
    </style:style>
    <style:style style:name="T263" style:family="text">
      <style:text-properties officeooo:rsid="019ad410"/>
    </style:style>
    <style:style style:name="T264" style:family="text">
      <style:text-properties officeooo:rsid="01e4a942"/>
    </style:style>
    <style:style style:name="T265" style:family="text">
      <style:text-properties officeooo:rsid="01e4f798"/>
    </style:style>
    <style:style style:name="T266" style:family="text">
      <style:text-properties style:font-name="Linux Libertine G" fo:font-style="normal" style:font-style-asian="normal" style:font-style-complex="normal"/>
    </style:style>
    <style:style style:name="T267" style:family="text">
      <style:text-properties style:font-name="Linux Libertine G" fo:font-style="normal" officeooo:rsid="01df3a50" style:font-style-asian="normal" style:font-style-complex="normal"/>
    </style:style>
    <style:style style:name="T268" style:family="text">
      <style:text-properties style:font-name="Linux Libertine G" fo:font-style="normal" officeooo:rsid="01e09482" style:font-style-asian="normal" style:font-style-complex="normal"/>
    </style:style>
    <style:style style:name="T269" style:family="text">
      <style:text-properties style:font-name="Linux Libertine G" fo:font-style="normal" officeooo:rsid="01e19997" style:font-style-asian="normal" style:font-style-complex="normal"/>
    </style:style>
    <style:style style:name="T270" style:family="text">
      <style:text-properties style:font-name="Linux Libertine G" fo:font-style="normal" officeooo:rsid="01e5df30" style:font-style-asian="normal" style:font-style-complex="normal"/>
    </style:style>
    <style:style style:name="T271" style:family="text">
      <style:text-properties style:font-name="Linux Libertine G" fo:font-style="normal" officeooo:rsid="01e604ec" style:font-style-asian="normal" style:font-style-complex="normal"/>
    </style:style>
    <style:style style:name="T272" style:family="text">
      <style:text-properties style:font-name="Linux Libertine G" fo:font-style="normal" officeooo:rsid="01e6d7c4" style:font-style-asian="normal" style:font-style-complex="normal"/>
    </style:style>
    <style:style style:name="T273" style:family="text">
      <style:text-properties style:font-name="Linux Libertine G" fo:font-style="normal" officeooo:rsid="01ec8adf" style:font-style-asian="normal" style:font-style-complex="normal"/>
    </style:style>
    <style:style style:name="T274" style:family="text">
      <style:text-properties style:font-name="Linux Libertine G" fo:font-style="normal" officeooo:rsid="01ecf0b2" style:font-style-asian="normal" style:font-style-complex="normal"/>
    </style:style>
    <style:style style:name="T275" style:family="text">
      <style:text-properties style:font-name="Linux Libertine G" fo:font-style="normal" officeooo:rsid="01ed1248" style:font-style-asian="normal" style:font-style-complex="normal"/>
    </style:style>
    <style:style style:name="T276" style:family="text">
      <style:text-properties style:font-name="Linux Libertine G" fo:font-style="normal" officeooo:rsid="01ed8642" style:font-style-asian="normal" style:font-style-complex="normal"/>
    </style:style>
    <style:style style:name="T277" style:family="text">
      <style:text-properties style:font-name="Linux Libertine G" fo:font-style="normal" officeooo:rsid="01f10d6c" style:font-style-asian="normal" style:font-style-complex="normal"/>
    </style:style>
    <style:style style:name="T278" style:family="text">
      <style:text-properties style:font-name="Linux Libertine G" fo:font-style="normal" officeooo:rsid="01f25540" style:font-style-asian="normal" style:font-style-complex="normal"/>
    </style:style>
    <style:style style:name="T279" style:family="text">
      <style:text-properties style:font-name="Linux Libertine G" fo:font-style="normal" officeooo:rsid="01f38634" style:font-style-asian="normal" style:font-style-complex="normal"/>
    </style:style>
    <style:style style:name="T280" style:family="text">
      <style:text-properties style:font-name="Linux Libertine G" fo:font-style="normal" officeooo:rsid="01f65062" style:font-style-asian="normal" style:font-style-complex="normal"/>
    </style:style>
    <style:style style:name="T281" style:family="text">
      <style:text-properties style:font-name="Linux Libertine G" fo:font-style="normal" officeooo:rsid="01fac066" style:font-style-asian="normal" style:font-style-complex="normal"/>
    </style:style>
    <style:style style:name="T282" style:family="text">
      <style:text-properties style:font-name="Linux Libertine G" fo:font-style="normal" officeooo:rsid="01fbc5d6" style:font-style-asian="normal" style:font-style-complex="normal"/>
    </style:style>
    <style:style style:name="T283" style:family="text">
      <style:text-properties style:font-name="Linux Libertine G" fo:font-style="normal" officeooo:rsid="01fc9c74" style:font-style-asian="normal" style:font-style-complex="normal"/>
    </style:style>
    <style:style style:name="T284" style:family="text">
      <style:text-properties style:font-name="Linux Libertine G" fo:font-style="normal" officeooo:rsid="01fe0166" style:font-style-asian="normal" style:font-style-complex="normal"/>
    </style:style>
    <style:style style:name="T285" style:family="text">
      <style:text-properties style:font-name="Linux Libertine G" fo:font-style="normal" officeooo:rsid="01ffffb2" style:font-style-asian="normal" style:font-style-complex="normal"/>
    </style:style>
    <style:style style:name="T286" style:family="text">
      <style:text-properties style:font-name="Linux Libertine G" fo:font-style="normal" officeooo:rsid="02012514" style:font-style-asian="normal" style:font-style-complex="normal"/>
    </style:style>
    <style:style style:name="T287" style:family="text">
      <style:text-properties style:font-name="Linux Libertine G" fo:font-style="normal" officeooo:rsid="0202592d" style:font-style-asian="normal" style:font-style-complex="normal"/>
    </style:style>
    <style:style style:name="T288" style:family="text">
      <style:text-properties style:font-name="Linux Libertine G" fo:font-style="normal" officeooo:rsid="020331e9" style:font-style-asian="normal" style:font-style-complex="normal"/>
    </style:style>
    <style:style style:name="T289" style:family="text">
      <style:text-properties style:font-name="Linux Libertine G" fo:font-style="normal" officeooo:rsid="0203326b" style:font-style-asian="normal" style:font-style-complex="normal"/>
    </style:style>
    <style:style style:name="T290" style:family="text">
      <style:text-properties style:font-name="Linux Libertine G" fo:font-style="normal" officeooo:rsid="0204dbe1" style:font-style-asian="normal" style:font-style-complex="normal"/>
    </style:style>
    <style:style style:name="T291" style:family="text">
      <style:text-properties style:font-name="Linux Libertine G" fo:font-style="normal" officeooo:rsid="02062df2" style:font-style-asian="normal" style:font-style-complex="normal"/>
    </style:style>
    <style:style style:name="T292" style:family="text">
      <style:text-properties style:font-name="Linux Libertine G" fo:font-style="normal" officeooo:rsid="020c8fbc" style:font-style-asian="normal" style:font-style-complex="normal"/>
    </style:style>
    <style:style style:name="T293" style:family="text">
      <style:text-properties style:font-name="Linux Libertine G" fo:font-style="normal" officeooo:rsid="020f8ad1" style:font-style-asian="normal" style:font-style-complex="normal"/>
    </style:style>
    <style:style style:name="T294" style:family="text">
      <style:text-properties style:font-name="Linux Libertine G" fo:font-style="normal" officeooo:rsid="0212ec44" style:font-style-asian="normal" style:font-style-complex="normal"/>
    </style:style>
    <style:style style:name="T295" style:family="text">
      <style:text-properties style:font-name="Linux Libertine G" fo:font-style="normal" officeooo:rsid="02139e84" style:font-style-asian="normal" style:font-style-complex="normal"/>
    </style:style>
    <style:style style:name="T296" style:family="text">
      <style:text-properties style:font-name="Linux Libertine G" fo:font-style="normal" officeooo:rsid="0214fef8" style:font-style-asian="normal" style:font-style-complex="normal"/>
    </style:style>
    <style:style style:name="T297" style:family="text">
      <style:text-properties style:font-name="Linux Libertine G" fo:font-style="normal" officeooo:rsid="02180f17" style:font-style-asian="normal" style:font-style-complex="normal"/>
    </style:style>
    <style:style style:name="T298" style:family="text">
      <style:text-properties style:font-name="Linux Libertine G" fo:font-style="normal" officeooo:rsid="0219a110" style:font-style-asian="normal" style:font-style-complex="normal"/>
    </style:style>
    <style:style style:name="T299" style:family="text">
      <style:text-properties style:font-name="Linux Libertine G" fo:font-style="normal" officeooo:rsid="021cff54" style:font-style-asian="normal" style:font-style-complex="normal"/>
    </style:style>
    <style:style style:name="T300" style:family="text">
      <style:text-properties style:font-name="Linux Libertine G" fo:font-style="normal" officeooo:rsid="021e44ce" style:font-style-asian="normal" style:font-style-complex="normal"/>
    </style:style>
    <style:style style:name="T301" style:family="text">
      <style:text-properties style:font-name="Linux Libertine G" fo:font-style="normal" officeooo:rsid="02202e4a" style:font-style-asian="normal" style:font-style-complex="normal"/>
    </style:style>
    <style:style style:name="T302" style:family="text">
      <style:text-properties style:font-name="Linux Libertine G" fo:font-style="normal" officeooo:rsid="02221971" style:font-style-asian="normal" style:font-style-complex="normal"/>
    </style:style>
    <style:style style:name="T303" style:family="text">
      <style:text-properties style:font-name="Linux Libertine G" fo:font-style="normal" officeooo:rsid="0223a3d4" style:font-style-asian="normal" style:font-style-complex="normal"/>
    </style:style>
    <style:style style:name="T304" style:family="text">
      <style:text-properties style:font-name="Linux Libertine G" fo:font-style="normal" officeooo:rsid="0223dd95" style:font-style-asian="normal" style:font-style-complex="normal"/>
    </style:style>
    <style:style style:name="T305" style:family="text">
      <style:text-properties style:font-name="Linux Libertine G" fo:font-style="normal" officeooo:rsid="0223ff9a" style:font-style-asian="normal" style:font-style-complex="normal"/>
    </style:style>
    <style:style style:name="T306" style:family="text">
      <style:text-properties style:font-name="Linux Libertine G" fo:font-style="normal" officeooo:rsid="02244e78" style:font-style-asian="normal" style:font-style-complex="normal"/>
    </style:style>
    <style:style style:name="T307" style:family="text">
      <style:text-properties style:font-name="Linux Libertine G" fo:font-style="normal" officeooo:rsid="02272c90" style:font-style-asian="normal" style:font-style-complex="normal"/>
    </style:style>
    <style:style style:name="T308" style:family="text">
      <style:text-properties style:font-name="Linux Libertine G" fo:font-style="normal" officeooo:rsid="02281da9" style:font-style-asian="normal" style:font-style-complex="normal"/>
    </style:style>
    <style:style style:name="T309" style:family="text">
      <style:text-properties style:font-name="Linux Libertine G" fo:font-style="normal" officeooo:rsid="022aa090" style:font-style-asian="normal" style:font-style-complex="normal"/>
    </style:style>
    <style:style style:name="T310" style:family="text">
      <style:text-properties style:font-name="Linux Libertine G" fo:font-style="normal" officeooo:rsid="022ccd6c" style:font-style-asian="normal" style:font-style-complex="normal"/>
    </style:style>
    <style:style style:name="T311" style:family="text">
      <style:text-properties style:font-name="Linux Libertine G" fo:font-style="normal" officeooo:rsid="0230d2b6" style:font-style-asian="normal" style:font-style-complex="normal"/>
    </style:style>
    <style:style style:name="T312" style:family="text">
      <style:text-properties style:font-name="Linux Libertine G" fo:font-style="normal" officeooo:rsid="02316d61" style:font-style-asian="normal" style:font-style-complex="normal"/>
    </style:style>
    <style:style style:name="T313" style:family="text">
      <style:text-properties style:font-name="Linux Libertine G" fo:font-style="normal" officeooo:rsid="0239cd7f" style:font-style-asian="normal" style:font-style-complex="normal"/>
    </style:style>
    <style:style style:name="T314" style:family="text">
      <style:text-properties style:font-name="Linux Libertine G" fo:font-style="normal" officeooo:rsid="0242052c" style:font-style-asian="normal" style:font-style-complex="normal"/>
    </style:style>
    <style:style style:name="T315" style:family="text">
      <style:text-properties style:font-name="Linux Libertine G" fo:font-style="normal" officeooo:rsid="0244ec97" style:font-style-asian="normal" style:font-style-complex="normal"/>
    </style:style>
    <style:style style:name="T316" style:family="text">
      <style:text-properties style:font-name="Linux Libertine G" fo:font-style="normal" officeooo:rsid="02454db2" style:font-style-asian="normal" style:font-style-complex="normal"/>
    </style:style>
    <style:style style:name="T317" style:family="text">
      <style:text-properties style:font-name="Linux Libertine G" fo:font-style="normal" officeooo:rsid="02467647" style:font-style-asian="normal" style:font-style-complex="normal"/>
    </style:style>
    <style:style style:name="T318" style:family="text">
      <style:text-properties style:font-name="Linux Libertine G" fo:font-style="normal" officeooo:rsid="02473e78" style:font-style-asian="normal" style:font-style-complex="normal"/>
    </style:style>
    <style:style style:name="T319" style:family="text">
      <style:text-properties style:font-name="Linux Libertine G" fo:font-style="normal" officeooo:rsid="02484cb8" style:font-style-asian="normal" style:font-style-complex="normal"/>
    </style:style>
    <style:style style:name="T320" style:family="text">
      <style:text-properties style:font-name="Linux Libertine G" fo:font-style="normal" officeooo:rsid="02484ee1" style:font-style-asian="normal" style:font-style-complex="normal"/>
    </style:style>
    <style:style style:name="T321" style:family="text">
      <style:text-properties style:font-name="Linux Libertine G" fo:font-style="normal" officeooo:rsid="0248c9ce" style:font-style-asian="normal" style:font-style-complex="normal"/>
    </style:style>
    <style:style style:name="T322" style:family="text">
      <style:text-properties style:font-name="Linux Libertine G" fo:font-style="normal" officeooo:rsid="02571692" style:font-style-asian="normal" style:font-style-complex="normal"/>
    </style:style>
    <style:style style:name="T323" style:family="text">
      <style:text-properties style:font-name="Linux Libertine G" fo:font-style="normal" officeooo:rsid="02591240" style:font-style-asian="normal" style:font-style-complex="normal"/>
    </style:style>
    <style:style style:name="T324" style:family="text">
      <style:text-properties style:font-name="Linux Libertine G" fo:font-style="normal" officeooo:rsid="0259198d" style:font-style-asian="normal" style:font-style-complex="normal"/>
    </style:style>
    <style:style style:name="T325" style:family="text">
      <style:text-properties style:font-name="Linux Libertine G" fo:font-style="normal" officeooo:rsid="0259aa9b" style:font-style-asian="normal" style:font-style-complex="normal"/>
    </style:style>
    <style:style style:name="T326" style:family="text">
      <style:text-properties style:font-name="Linux Libertine G" fo:font-style="normal" officeooo:rsid="025aedec" style:font-style-asian="normal" style:font-style-complex="normal"/>
    </style:style>
    <style:style style:name="T327" style:family="text">
      <style:text-properties style:font-name="Linux Libertine G" fo:font-style="normal" officeooo:rsid="025ddcca" style:font-style-asian="normal" style:font-style-complex="normal"/>
    </style:style>
    <style:style style:name="T328" style:family="text">
      <style:text-properties style:font-name="Linux Libertine G" fo:font-style="normal" officeooo:rsid="025ee16d" style:font-style-asian="normal" style:font-style-complex="normal"/>
    </style:style>
    <style:style style:name="T329" style:family="text">
      <style:text-properties style:font-name="Linux Libertine G" fo:font-style="normal" officeooo:rsid="0261860f" style:font-style-asian="normal" style:font-style-complex="normal"/>
    </style:style>
    <style:style style:name="T330" style:family="text">
      <style:text-properties style:font-name="Linux Libertine G" fo:font-style="normal" officeooo:rsid="0262be41" style:font-style-asian="normal" style:font-style-complex="normal"/>
    </style:style>
    <style:style style:name="T331" style:family="text">
      <style:text-properties style:font-name="Linux Libertine G" fo:font-style="normal" officeooo:rsid="0264c925" style:font-style-asian="normal" style:font-style-complex="normal"/>
    </style:style>
    <style:style style:name="T332" style:family="text">
      <style:text-properties style:font-name="Linux Libertine G" fo:font-style="normal" officeooo:rsid="026c6d3d" style:font-style-asian="normal" style:font-style-complex="normal"/>
    </style:style>
    <style:style style:name="T333" style:family="text">
      <style:text-properties style:font-name="Linux Libertine G" fo:font-style="normal" officeooo:rsid="02766c34" style:font-style-asian="normal" style:font-style-complex="normal"/>
    </style:style>
    <style:style style:name="T334" style:family="text">
      <style:text-properties style:font-name="Linux Libertine G" fo:font-style="normal" officeooo:rsid="02770bbe" style:font-style-asian="normal" style:font-style-complex="normal"/>
    </style:style>
    <style:style style:name="T335" style:family="text">
      <style:text-properties style:font-name="Linux Libertine G" fo:font-style="normal" officeooo:rsid="0277ebae" style:font-style-asian="normal" style:font-style-complex="normal"/>
    </style:style>
    <style:style style:name="T336" style:family="text">
      <style:text-properties style:font-name="Linux Libertine G" fo:font-style="normal" officeooo:rsid="02793979" style:font-style-asian="normal" style:font-style-complex="normal"/>
    </style:style>
    <style:style style:name="T337" style:family="text">
      <style:text-properties style:font-name="Linux Libertine G" fo:font-style="normal" officeooo:rsid="02794f68" style:font-style-asian="normal" style:font-style-complex="normal"/>
    </style:style>
    <style:style style:name="T338" style:family="text">
      <style:text-properties style:font-name="Linux Libertine G" fo:font-style="normal" officeooo:rsid="027b1c9a" style:font-style-asian="normal" style:font-style-complex="normal"/>
    </style:style>
    <style:style style:name="T339" style:family="text">
      <style:text-properties style:font-name="Linux Libertine G" fo:font-style="normal" officeooo:rsid="027cdc7f" style:font-style-asian="normal" style:font-style-complex="normal"/>
    </style:style>
    <style:style style:name="T340" style:family="text">
      <style:text-properties style:font-name="Linux Libertine G" fo:font-style="normal" officeooo:rsid="027df94b" style:font-style-asian="normal" style:font-style-complex="normal"/>
    </style:style>
    <style:style style:name="T341" style:family="text">
      <style:text-properties style:font-name="Linux Libertine G" fo:font-style="normal" officeooo:rsid="027e5447" style:font-style-asian="normal" style:font-style-complex="normal"/>
    </style:style>
    <style:style style:name="T342" style:family="text">
      <style:text-properties style:font-name="Linux Libertine G" fo:font-style="normal" officeooo:rsid="029e5131" style:font-style-asian="normal" style:font-style-complex="normal"/>
    </style:style>
    <style:style style:name="T343" style:family="text">
      <style:text-properties style:font-name="Linux Libertine G" fo:font-style="normal" officeooo:rsid="02a00aaf" style:font-style-asian="normal" style:font-style-complex="normal"/>
    </style:style>
    <style:style style:name="T344" style:family="text">
      <style:text-properties style:font-name="Linux Libertine G" fo:font-style="normal" officeooo:rsid="02a0362b" style:font-style-asian="normal" style:font-style-complex="normal"/>
    </style:style>
    <style:style style:name="T345" style:family="text">
      <style:text-properties style:font-name="Linux Libertine G" fo:font-style="normal" officeooo:rsid="02a232ef" style:font-style-asian="normal" style:font-style-complex="normal"/>
    </style:style>
    <style:style style:name="T346" style:family="text">
      <style:text-properties style:font-name="Linux Libertine G" fo:font-style="normal" officeooo:rsid="02a390ec" style:font-style-asian="normal" style:font-style-complex="normal"/>
    </style:style>
    <style:style style:name="T347" style:family="text">
      <style:text-properties style:font-name="Linux Libertine G" fo:font-style="normal" officeooo:rsid="02a4963f" style:font-style-asian="normal" style:font-style-complex="normal"/>
    </style:style>
    <style:style style:name="T348" style:family="text">
      <style:text-properties style:font-name="Linux Libertine G" fo:font-style="normal" officeooo:rsid="02a4f457" style:font-style-asian="normal" style:font-style-complex="normal"/>
    </style:style>
    <style:style style:name="T349" style:family="text">
      <style:text-properties style:font-name="Linux Libertine G" fo:font-style="normal" officeooo:rsid="02b3d787" style:font-style-asian="normal" style:font-style-complex="normal"/>
    </style:style>
    <style:style style:name="T350" style:family="text">
      <style:text-properties style:font-name="Linux Libertine G" fo:font-style="normal" officeooo:rsid="02b4cf35" style:font-style-asian="normal" style:font-style-complex="normal"/>
    </style:style>
    <style:style style:name="T351" style:family="text">
      <style:text-properties style:font-name="Linux Libertine G" fo:font-style="normal" officeooo:rsid="02b6145e" style:font-style-asian="normal" style:font-style-complex="normal"/>
    </style:style>
    <style:style style:name="T352" style:family="text">
      <style:text-properties style:font-name="Linux Libertine G" fo:font-style="normal" officeooo:rsid="02b7deb3" style:font-style-asian="normal" style:font-style-complex="normal"/>
    </style:style>
    <style:style style:name="T353" style:family="text">
      <style:text-properties style:font-name="Linux Libertine G" fo:font-style="normal" officeooo:rsid="02baa97f" style:font-style-asian="normal" style:font-style-complex="normal"/>
    </style:style>
    <style:style style:name="T354" style:family="text">
      <style:text-properties style:font-name="Linux Libertine G" fo:font-style="normal" officeooo:rsid="02bb1631" style:font-style-asian="normal" style:font-style-complex="normal"/>
    </style:style>
    <style:style style:name="T355" style:family="text">
      <style:text-properties style:font-name="Linux Libertine G" fo:font-style="normal" officeooo:rsid="02c929c5" style:font-style-asian="normal" style:font-style-complex="normal"/>
    </style:style>
    <style:style style:name="T356" style:family="text">
      <style:text-properties style:font-name="Linux Libertine G" fo:font-style="normal" officeooo:rsid="02caa8ea" style:font-style-asian="normal" style:font-style-complex="normal"/>
    </style:style>
    <style:style style:name="T357" style:family="text">
      <style:text-properties style:font-name="Linux Libertine G" fo:font-style="normal" officeooo:rsid="02cc7e43" style:font-style-asian="normal" style:font-style-complex="normal"/>
    </style:style>
    <style:style style:name="T358" style:family="text">
      <style:text-properties style:font-name="Linux Libertine G" fo:font-style="normal" officeooo:rsid="02ccd79c" style:font-style-asian="normal" style:font-style-complex="normal"/>
    </style:style>
    <style:style style:name="T359" style:family="text">
      <style:text-properties style:font-name="Linux Libertine G" fo:font-style="normal" officeooo:rsid="02ceb67a" style:font-style-asian="normal" style:font-style-complex="normal"/>
    </style:style>
    <style:style style:name="T360" style:family="text">
      <style:text-properties style:font-name="Linux Libertine G" fo:font-style="normal" officeooo:rsid="02d0255e" style:font-style-asian="normal" style:font-style-complex="normal"/>
    </style:style>
    <style:style style:name="T361" style:family="text">
      <style:text-properties style:font-name="Linux Libertine G" fo:font-style="normal" officeooo:rsid="02d1e6e7" style:font-style-asian="normal" style:font-style-complex="normal"/>
    </style:style>
    <style:style style:name="T362" style:family="text">
      <style:text-properties style:font-name="Linux Libertine G" fo:font-style="normal" officeooo:rsid="02d3c7fc" style:font-style-asian="normal" style:font-style-complex="normal"/>
    </style:style>
    <style:style style:name="T363" style:family="text">
      <style:text-properties style:font-name="Linux Libertine G" fo:font-style="normal" officeooo:rsid="02d84a19" style:font-style-asian="normal" style:font-style-complex="normal"/>
    </style:style>
    <style:style style:name="T364" style:family="text">
      <style:text-properties style:font-name="Linux Libertine G" fo:font-style="normal" officeooo:rsid="02d92a3a" style:font-style-asian="normal" style:font-style-complex="normal"/>
    </style:style>
    <style:style style:name="T365" style:family="text">
      <style:text-properties style:font-name="Linux Libertine G" fo:font-style="normal" officeooo:rsid="02daaa91" style:font-style-asian="normal" style:font-style-complex="normal"/>
    </style:style>
    <style:style style:name="T366" style:family="text">
      <style:text-properties style:font-name="Linux Libertine G" fo:font-style="normal" officeooo:rsid="02dc949c" style:font-style-asian="normal" style:font-style-complex="normal"/>
    </style:style>
    <style:style style:name="T367" style:family="text">
      <style:text-properties style:font-name="Linux Libertine G" fo:font-style="normal" officeooo:rsid="02de8002" style:font-style-asian="normal" style:font-style-complex="normal"/>
    </style:style>
    <style:style style:name="T368" style:family="text">
      <style:text-properties style:font-name="Linux Libertine G" fo:font-style="normal" officeooo:rsid="02dedf29" style:font-style-asian="normal" style:font-style-complex="normal"/>
    </style:style>
    <style:style style:name="T369" style:family="text">
      <style:text-properties style:font-name="Linux Libertine G" fo:font-style="normal" officeooo:rsid="02df6ac4" style:font-style-asian="normal" style:font-style-complex="normal"/>
    </style:style>
    <style:style style:name="T370" style:family="text">
      <style:text-properties style:font-name="Linux Libertine G" fo:font-style="normal" officeooo:rsid="02e0f5ab" style:font-style-asian="normal" style:font-style-complex="normal"/>
    </style:style>
    <style:style style:name="T371" style:family="text">
      <style:text-properties style:font-name="Linux Libertine G" fo:font-style="normal" officeooo:rsid="02e29628" style:font-style-asian="normal" style:font-style-complex="normal"/>
    </style:style>
    <style:style style:name="T372" style:family="text">
      <style:text-properties style:font-name="Linux Libertine G" fo:font-style="normal" officeooo:rsid="02e49a69" style:font-style-asian="normal" style:font-style-complex="normal"/>
    </style:style>
    <style:style style:name="T373" style:family="text">
      <style:text-properties style:font-name="Linux Libertine G" fo:font-style="normal" officeooo:rsid="02e8e8e6" style:font-style-asian="normal" style:font-style-complex="normal"/>
    </style:style>
    <style:style style:name="T374" style:family="text">
      <style:text-properties style:font-name="Linux Libertine G" fo:font-style="normal" officeooo:rsid="02e9a0dd" style:font-style-asian="normal" style:font-style-complex="normal"/>
    </style:style>
    <style:style style:name="T375" style:family="text">
      <style:text-properties style:font-name="Linux Libertine G" fo:font-style="normal" officeooo:rsid="02ea9d75" style:font-style-asian="normal" style:font-style-complex="normal"/>
    </style:style>
    <style:style style:name="T376" style:family="text">
      <style:text-properties style:font-name="Linux Libertine G" fo:font-style="normal" officeooo:rsid="02ebe7f5" style:font-style-asian="normal" style:font-style-complex="normal"/>
    </style:style>
    <style:style style:name="T377" style:family="text">
      <style:text-properties style:font-name="Linux Libertine G" fo:font-style="normal" officeooo:rsid="02ed62b8" style:font-style-asian="normal" style:font-style-complex="normal"/>
    </style:style>
    <style:style style:name="T378" style:family="text">
      <style:text-properties style:font-name="Linux Libertine G" fo:font-style="normal" officeooo:rsid="02efb542" style:font-style-asian="normal" style:font-style-complex="normal"/>
    </style:style>
    <style:style style:name="T379" style:family="text">
      <style:text-properties style:font-name="Linux Libertine G" fo:font-style="normal" officeooo:rsid="02efbf9b" style:font-style-asian="normal" style:font-style-complex="normal"/>
    </style:style>
    <style:style style:name="T380" style:family="text">
      <style:text-properties style:font-name="Linux Libertine G" fo:font-style="normal" officeooo:rsid="02f34d19" style:font-style-asian="normal" style:font-style-complex="normal"/>
    </style:style>
    <style:style style:name="T381" style:family="text">
      <style:text-properties style:font-name="Linux Libertine G" fo:font-style="normal" officeooo:rsid="02f50949" style:font-style-asian="normal" style:font-style-complex="normal"/>
    </style:style>
    <style:style style:name="T382" style:family="text">
      <style:text-properties style:font-name="Linux Libertine G" fo:font-style="normal" officeooo:rsid="02f60407" style:font-style-asian="normal" style:font-style-complex="normal"/>
    </style:style>
    <style:style style:name="T383" style:family="text">
      <style:text-properties style:font-name="Linux Libertine G" fo:font-style="normal" officeooo:rsid="02f6b622" style:font-style-asian="normal" style:font-style-complex="normal"/>
    </style:style>
    <style:style style:name="T384" style:family="text">
      <style:text-properties style:font-name="Linux Libertine G" fo:font-style="normal" officeooo:rsid="02f82b22" style:font-style-asian="normal" style:font-style-complex="normal"/>
    </style:style>
    <style:style style:name="T385" style:family="text">
      <style:text-properties style:font-name="Linux Libertine G" fo:font-style="normal" officeooo:rsid="02fbebfd" style:font-style-asian="normal" style:font-style-complex="normal"/>
    </style:style>
    <style:style style:name="T386" style:family="text">
      <style:text-properties style:font-name="Linux Libertine G" fo:font-style="normal" officeooo:rsid="02ff207e" style:font-style-asian="normal" style:font-style-complex="normal"/>
    </style:style>
    <style:style style:name="T387" style:family="text">
      <style:text-properties style:font-name="Linux Libertine G" fo:font-style="normal" officeooo:rsid="0300ee7f" style:font-style-asian="normal" style:font-style-complex="normal"/>
    </style:style>
    <style:style style:name="T388" style:family="text">
      <style:text-properties style:font-name="Linux Libertine G" fo:font-style="normal" officeooo:rsid="03023030" style:font-style-asian="normal" style:font-style-complex="normal"/>
    </style:style>
    <style:style style:name="T389" style:family="text">
      <style:text-properties style:font-name="Linux Libertine G" fo:font-style="normal" officeooo:rsid="0305c6a4" style:font-style-asian="normal" style:font-style-complex="normal"/>
    </style:style>
    <style:style style:name="T390" style:family="text">
      <style:text-properties style:font-name="Linux Libertine G" fo:font-style="italic" officeooo:rsid="02111db9" style:font-style-asian="italic" style:font-style-complex="italic"/>
    </style:style>
    <style:style style:name="T391" style:family="text">
      <style:text-properties style:font-name="Linux Libertine G" fo:font-style="italic" officeooo:rsid="02530025" style:font-style-asian="italic" style:font-style-complex="italic"/>
    </style:style>
    <style:style style:name="T392" style:family="text">
      <style:text-properties style:font-name="Linux Libertine G" fo:font-style="italic" officeooo:rsid="025367e8" style:font-style-asian="italic" style:font-style-complex="italic"/>
    </style:style>
    <style:style style:name="T393" style:family="text">
      <style:text-properties style:font-name="Linux Libertine G" fo:font-size="10pt" fo:font-style="italic" officeooo:rsid="017485e5" style:font-size-asian="10pt" style:font-style-asian="italic" style:font-size-complex="10pt" style:font-style-complex="italic"/>
    </style:style>
    <style:style style:name="T394" style:family="text">
      <style:text-properties style:font-name="Linux Libertine G" fo:font-size="10pt" fo:font-style="italic" officeooo:rsid="024b0f9c" style:font-size-asian="10pt" style:font-style-asian="italic" style:font-size-complex="10pt" style:font-style-complex="italic"/>
    </style:style>
    <style:style style:name="T395" style:family="text">
      <style:text-properties style:font-name="Linux Libertine G" fo:font-size="10pt" fo:font-style="italic" officeooo:rsid="0284b3e3" style:font-size-asian="10pt" style:font-style-asian="italic" style:font-size-complex="10pt" style:font-style-complex="italic"/>
    </style:style>
    <style:style style:name="T396" style:family="text">
      <style:text-properties style:font-name="Linux Libertine G" fo:font-size="10pt" fo:font-style="italic" officeooo:rsid="0286b09b" style:font-size-asian="10pt" style:font-style-asian="italic" style:font-size-complex="10pt" style:font-style-complex="italic"/>
    </style:style>
    <style:style style:name="T397" style:family="text">
      <style:text-properties style:font-name="Linux Libertine G" fo:font-size="10pt" fo:font-style="italic" officeooo:rsid="0287c17f" style:font-size-asian="10pt" style:font-style-asian="italic" style:font-size-complex="10pt" style:font-style-complex="italic"/>
    </style:style>
    <style:style style:name="T398" style:family="text">
      <style:text-properties style:font-name="Linux Libertine G" fo:font-size="10pt" fo:font-style="italic" officeooo:rsid="0289b72e" style:font-size-asian="10pt" style:font-style-asian="italic" style:font-size-complex="10pt" style:font-style-complex="italic"/>
    </style:style>
    <style:style style:name="T399" style:family="text">
      <style:text-properties style:font-name="Linux Libertine G" fo:font-size="10pt" fo:font-style="italic" officeooo:rsid="0289e490" style:font-size-asian="10pt" style:font-style-asian="italic" style:font-size-complex="10pt" style:font-style-complex="italic"/>
    </style:style>
    <style:style style:name="T400" style:family="text">
      <style:text-properties style:font-name="Linux Libertine G" fo:font-size="10pt" fo:font-style="italic" officeooo:rsid="028b976e" style:font-size-asian="10pt" style:font-style-asian="italic" style:font-size-complex="10pt" style:font-style-complex="italic"/>
    </style:style>
    <style:style style:name="T401" style:family="text">
      <style:text-properties style:font-name="Linux Libertine G" fo:font-size="10pt" fo:font-style="italic" officeooo:rsid="028cdd8e" style:font-size-asian="10pt" style:font-style-asian="italic" style:font-size-complex="10pt" style:font-style-complex="italic"/>
    </style:style>
    <style:style style:name="T402" style:family="text">
      <style:text-properties style:font-name="Linux Libertine G" fo:font-size="10pt" fo:font-style="italic" officeooo:rsid="028dcd54" style:font-size-asian="10pt" style:font-style-asian="italic" style:font-size-complex="10pt" style:font-style-complex="italic"/>
    </style:style>
    <style:style style:name="T403" style:family="text">
      <style:text-properties style:font-name="Linux Libertine G" fo:font-size="10pt" fo:font-style="italic" officeooo:rsid="028f955e" style:font-size-asian="10pt" style:font-style-asian="italic" style:font-size-complex="10pt" style:font-style-complex="italic"/>
    </style:style>
    <style:style style:name="T404" style:family="text">
      <style:text-properties style:font-name="Linux Libertine G" fo:font-size="10pt" fo:font-style="italic" officeooo:rsid="02917d60" style:font-size-asian="10pt" style:font-style-asian="italic" style:font-size-complex="10pt" style:font-style-complex="italic"/>
    </style:style>
    <style:style style:name="T405" style:family="text">
      <style:text-properties style:font-name="Linux Libertine G" fo:font-size="10pt" fo:font-style="italic" officeooo:rsid="0292e0bd" style:font-size-asian="10pt" style:font-style-asian="italic" style:font-size-complex="10pt" style:font-style-complex="italic"/>
    </style:style>
    <style:style style:name="T406" style:family="text">
      <style:text-properties style:font-name="Linux Libertine G" fo:font-size="10pt" fo:font-style="italic" officeooo:rsid="029435eb" style:font-size-asian="10pt" style:font-style-asian="italic" style:font-size-complex="10pt" style:font-style-complex="italic"/>
    </style:style>
    <style:style style:name="T407" style:family="text">
      <style:text-properties style:font-name="Linux Libertine G" fo:font-size="10pt" fo:font-style="italic" officeooo:rsid="0294c42f" style:font-size-asian="10pt" style:font-style-asian="italic" style:font-size-complex="10pt" style:font-style-complex="italic"/>
    </style:style>
    <style:style style:name="T408" style:family="text">
      <style:text-properties style:font-name="Linux Libertine G" fo:font-size="10pt" fo:font-style="italic" officeooo:rsid="0295baa3" style:font-size-asian="10pt" style:font-style-asian="italic" style:font-size-complex="10pt" style:font-style-complex="italic"/>
    </style:style>
    <style:style style:name="T409" style:family="text">
      <style:text-properties style:font-name="Linux Libertine G" fo:font-size="10pt" fo:font-style="italic" officeooo:rsid="0297e693" style:font-size-asian="10pt" style:font-style-asian="italic" style:font-size-complex="10pt" style:font-style-complex="italic"/>
    </style:style>
    <style:style style:name="T410" style:family="text">
      <style:text-properties style:font-name="Linux Libertine G" fo:font-size="10pt" fo:font-style="italic" officeooo:rsid="0299877a" style:font-size-asian="10pt" style:font-style-asian="italic" style:font-size-complex="10pt" style:font-style-complex="italic"/>
    </style:style>
    <style:style style:name="T411" style:family="text">
      <style:text-properties style:font-name="Linux Libertine G" fo:font-size="10pt" fo:font-style="italic" officeooo:rsid="029ba125" style:font-size-asian="10pt" style:font-style-asian="italic" style:font-size-complex="10pt" style:font-style-complex="italic"/>
    </style:style>
    <style:style style:name="T412" style:family="text">
      <style:text-properties style:font-name="Linux Libertine G" fo:font-size="10pt" fo:font-style="italic" officeooo:rsid="03028a56" style:font-size-asian="10pt" style:font-style-asian="italic" style:font-size-complex="10pt" style:font-style-complex="italic"/>
    </style:style>
    <style:style style:name="T413" style:family="text">
      <style:text-properties style:font-name="Linux Libertine G" fo:font-size="10pt" fo:font-style="italic" officeooo:rsid="030386eb" style:font-size-asian="10pt" style:font-style-asian="italic" style:font-size-complex="10pt" style:font-style-complex="italic"/>
    </style:style>
    <style:style style:name="T414" style:family="text">
      <style:text-properties style:font-name="Linux Libertine G" fo:font-size="10pt" fo:font-style="italic" officeooo:rsid="030537c5" style:font-size-asian="10pt" style:font-style-asian="italic" style:font-size-complex="10pt" style:font-style-complex="italic"/>
    </style:style>
    <style:style style:name="T415" style:family="text">
      <style:text-properties officeooo:rsid="01e74dd8"/>
    </style:style>
    <style:style style:name="T416" style:family="text">
      <style:text-properties officeooo:rsid="01e7a8f8"/>
    </style:style>
    <style:style style:name="T417" style:family="text">
      <style:text-properties officeooo:rsid="01e98fcf"/>
    </style:style>
    <style:style style:name="T418" style:family="text">
      <style:text-properties style:text-position="super 58%" style:font-name="Linux Libertine G" fo:font-style="normal" officeooo:rsid="01fd3bb5" style:font-style-asian="normal" style:font-style-complex="normal"/>
    </style:style>
    <style:style style:name="T419" style:family="text">
      <style:text-properties style:text-position="0% 100%" style:font-name="Linux Libertine G" fo:font-style="normal" officeooo:rsid="01fd3bb5" style:font-style-asian="normal" style:font-style-complex="normal"/>
    </style:style>
    <style:style style:name="T420" style:family="text">
      <style:text-properties style:text-position="0% 100%" style:font-name="Linux Libertine G" fo:font-style="normal" officeooo:rsid="01ff925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SE SCAVASSI UN TUNNEL INTERDIMENSIONALE NEL CUORE DI GEMMASIGNORA</text:p>
      <text:p text:style-name="P4"/>
      <text:p text:style-name="P4"/>
      <text:p text:style-name="P4"><text:bookmark text:name="Copia output 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8"/>
      <text:p text:style-name="P7">BENJAMIN MOMENTO</text:p>
      <text:p text:style-name="P7"><text:soft-page-break/></text:p>
      <text:p text:style-name="P5"/>
      <text:p text:style-name="P10"><text:bookmark text:name="Copia output 16"/><text:span text:style-name="T224"><text:s text:c="69"/></text:span><text:s text:c="30"/></text:p>
      <text:p text:style-name="P11"><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0">Una formula eccessivamente lineare e poco elegante per dare una risposta a una domanda così articolata.<text:line-break/></text:span><text:span text:style-name="T191">Se io avessi </text:span><text:span text:style-name="T192">una scatola e dentro quella scatola possiedessi uno spazio infinito in cui posizionare ampolle con dentro immagini che si ripetono in continuazione, </text:span><text:span text:style-name="T193">due grandi finestre da cui osservare ciò che avviene, </text:span><text:span text:style-name="T194">un paio di meccanismi di movimento, che siano stecchi con una giuntura al centro, </text:span><text:span text:style-name="T195">ruote, oppure propulsori, </text:span><text:span text:style-name="T196">probabilmente </text:span><text:span text:style-name="T197">ci troverei la stessa </text:span><text:span text:style-name="T198">quantità di batteri che su un tavolo chirurgico.</text:span><text:span text:style-name="T184"><text:line-break/></text:span><text:span text:style-name="T218">Un giorno una di quelle luci si accese </text:span><text:span text:style-name="T219">con la stessa itensità di una stella pochi attimi primi di implodere. </text:span><text:span text:style-name="T220">Attraverso la sua trasparenza, delle luci, come quelle polari, </text:span><text:span text:style-name="T221">mi </text:span><text:soft-page-break/><text:span text:style-name="T221">proposero una coreografia di voci riconoscibili tanto quanto un morto </text:span><text:span text:style-name="T222">schiacciato</text:span><text:span text:style-name="T221"> </text:span><text:span text:style-name="T225">sotto </text:span><text:span text:style-name="T221">una grande pietra. </text:span><text:span text:style-name="T223">­</text:span><text:span text:style-name="T226">Un beelare di proposizioni e formule e incantesimi che in maniera poco logica </text:span><text:span text:style-name="T227">continuavamo a dirmi di toccarle.<text:line-break/></text:span></text:p>
      <text:p text:style-name="P11"><text:span text:style-name="T229">Principe, toccaci. </text:span><text:span text:style-name="T230">Principe, amaci. Principe vieni a noi, lasciati andare, lasciati trasportare, come se il vento fosse il tuo binario tu, </text:span><text:span text:style-name="T231">treno ad alta velocità, insieme potremmo essere come la luna a mezzogiorno, le stelle durante </text:span><text:span text:style-name="T232">una notte splendente </text:span><text:span text:style-name="T233">cosparsa di lumi, </text:span><text:span text:style-name="T234">Principe.</text:span></text:p>
      <text:p text:style-name="P11"><text:span text:style-name="T234"/></text:p>
      <text:p text:style-name="P12"><text:span text:style-name="T199">Come in un concerto, come poco prima di esalare l’ultimo respiro, come durante l’ultima curva, l’ultimo pezzo che si sta incastrando fra i centinaia di migliaia di tutti gli altri, così, esattamente così, </text:span><text:span text:style-name="T200">si è propagata un’onda di acqua tipieda dalle mie gambe, verso il mio torace, come </text:span><text:span text:style-name="T201">una donna a cui si </text:span><text:span text:style-name="T203">sono spezzate</text:span><text:span text:style-name="T201"> l</text:span><text:span text:style-name="T204">e mammelle</text:span><text:span text:style-name="T201"> </text:span><text:span text:style-name="T205">per un tumore</text:span><text:span text:style-name="T202"> ma improvvisamente </text:span><text:span text:style-name="T206">si sente asportare i seni. </text:span><text:span text:style-name="T207">C’è qualcosa di necessario ogni volta per provocare una grande reazione: </text:span><text:span text:style-name="T208">l’attore muore sul palco, </text:span><text:span text:style-name="T209">un nucleo si scinde scatenando una reazione a catena.</text:span></text:p>
      <text:p text:style-name="P13"><text:span text:style-name="T246"><text:line-break/></text:span><text:span text:style-name="T229">Principe, </text:span><text:span text:style-name="T235">non abbandonarci al silenzio, non lasciarci essere quello che non siamo mai voluti essere. </text:span><text:span text:style-name="T236">Liberaci da quello che ci intrappola come una coperta l’ingegno di un bambino ispaventato. </text:span><text:span text:style-name="T237">Non </text:span><text:span text:style-name="T238">mangiarci, </text:span><text:span text:style-name="T239">inglobaci. </text:span><text:span text:style-name="T240">Assorbi quello che noi vogliamo dirti in un sorriso di lame. </text:span><text:span text:style-name="T241">Scendi con noi.</text:span></text:p>
      <text:p text:style-name="P13"><text:span text:style-name="T241"/></text:p>
      <text:p text:style-name="P14"><text:span text:style-name="T210">Narnia aveva il suo armadio, </text:span><text:span text:style-name="T211">Alice la tana del bianconiglio, </text:span><text:span text:style-name="T212">io le luci. </text:span><text:span text:style-name="T213">Come se dietro ci fosse la neve, la tempesta, oppure una immensa clessidra in cima alla torre dell’orologio, </text:span><text:span text:style-name="T214">agguanta</text:span><text:span text:style-name="T215">i </text:span><text:span text:style-name="T216">con i palmi dei piedi </text:span><text:span text:style-name="T217">una delle luci, in una posizione quasi fossi una carpa in preda agli spasmi di un gancio che le ha appena rubato la coda.</text:span></text:p>
      <text:p text:style-name="P19">Scendi con noi.</text:p>
      <text:p text:style-name="P16"><text:span text:style-name="T210">C</text:span><text:span text:style-name="T189">osì scesi a vedere le stelle.</text:span></text:p>
      <text:p text:style-name="P3"/>
      <text:p text:style-name="P2"><text:bookmark text:name="output"/>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text:soft-page-break/>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CCAA</text:p>
      <text:p text:style-name="P1">AAAAAAAAAAAAAAAAAAAAAAAAAAAAAAAAAAAAAAAAAAAAAAADAAAABAAAACAAAAAABAAAAAAAAAADAAAAAAA</text:p>
      <text:p text:style-name="P1">AAAABAAAAAABBBBBAAEBDBCBAAAAAAAAFAABDACBAAAAADAAAAAAAAAAAAAAAAAACAAAAAAAAAAAAAAAAAA</text:p>
      <text:p text:style-name="P1">ABBACDACEEDFEDFDDFFEIEFEEDCDEDDFGFFEFFCFECCFDCDBAAAADACAAACAADABDBBBDDACCAACABCBBBC</text:p>
      <text:p text:style-name="P1">FJHFIJJJGKHHHIKLKJIHJHHKKJHJIKJKKJLLKKJKJHIGHJKJJIIIJKKKJIJKIMKJKJHIIJHHJIGIIFHFJHH</text:p>
      <text:p text:style-name="P1">KLLJIKKKKKJJKJLKKJKHNOLIKMNMMMLKKKKJLIKLLJJKLKKMLHJJIKNLJMNLLMKLKJLKJJJKKGIIKLKHGHH</text:p>
      <text:p text:style-name="P1">HKMKJMJIKIJJIILJKJHLMJKJMLLOKMMKJMNMMJKJJJKKKKNHKLLLNMMMMMNLMLMMLMMJMOKMNMKKLLLJGHJ</text:p>
      <text:p text:style-name="P1">MMNMOMOLKNQOONQQOLKLPMPOLOOOMOOMLMNPPLNPOOMONONNOOOONNMPNMPMOMLMMNLMNLPNLNNMJHLLMLN</text:p>
      <text:p text:style-name="P1">NQONMNOONPOPMLOMPQONMOOOPOOONPQOONNNNLKONNNNLLNNPOQMMOONMOOPOPNNNOOONNOOOOOMMNNOLJJ</text:p>
      <text:p text:style-name="P1">PNPNOOMNPPPONOPONNNPQPOPONLMNONOKMLPPONLMLPPOPPONOMMPQONLLJMMJLNPNNLJMNOPMNOOKHLKIH</text:p>
      <text:p text:style-name="P1">NNMOONOOPONNONMNONNOMONNPQPPOONOOPOMNPPONPPOOPOOONOPPPOONPPPQNMLMLKJHKLKMNNKNMJJILM</text:p>
      <text:p text:style-name="P1">MNMNNLNOMMNOOMNPONPPOMQNNOPNONLMOOJOLKKLOOJNOHJKKLNOQOQPPOPOPRPMMMNOLKMKIJIIHILNLNM</text:p>
      <text:p text:style-name="P1">NOOOOPLOONOPPNNPPOPNNNOPPPOOQNKLLMKOPPPOPMNPQRMNNQRSOONONOLHLQNPNMMOOPONPMKKKMMILML</text:p>
      <text:p text:style-name="P1">OONOOMQPMLMLMLHJMKLMJJMLNONLMNNPOQOPQPPPQQPPPQOPPQQROOOPOPPPNLKMKKLMLMKLIFEEHLLNLJH</text:p>
      <text:p text:style-name="P1">PPOONPQNONMILKKKKMMJIMMORQOKJIIJGHGILOQQRRPNNPPNPQRPMNOOPPRQRRNPKLLMMJMONLIINKOONLK</text:p>
      <text:p text:style-name="P1">ONNPPMMNNOONMONMONKMJGEIIHGIHKLNLLKHIIJLGKKLMMLLLNONPPNNQQRQRRROPPRPOQPPMKLKNJMIHHH</text:p>
      <text:p text:style-name="P9"/>
      <text:p text:style-name="P17"><text:span text:style-name="T265">[</text:span><text:span text:style-name="T264">1</text:span><text:span text:style-name="T265">]</text:span><text:span text:style-name="T264"> </text:span><text:span text:style-name="T263">S</text:span>e di tacchi t’attacchi, non d’altri a comprarti<text:line-break/><text:span text:style-name="T247">lumi illustri da lustrare come </text:span><text:span text:style-name="T251">la neve;</text:span><text:span text:style-name="T247"><text:line-break/></text:span><text:span text:style-name="T248">immaginarm</text:span><text:span text:style-name="T250">eli</text:span><text:span text:style-name="T248"> è come </text:span><text:span text:style-name="T259">dimenticarti</text:span><text:span text:style-name="T248">.</text:span></text:p>
      <text:p text:style-name="P18"><text:span text:style-name="T265">[</text:span><text:span text:style-name="T264">4</text:span><text:span text:style-name="T265">]</text:span><text:span text:style-name="T264"> <text:s/></text:span><text:span text:style-name="T248">S</text:span>ussegguono sere <text:span text:style-name="T249">brillanti poc’anzi vere<text:line-break/></text:span><text:span text:style-name="T252">di un sangue asciutto imbevuto d’ingegno<text:line-break/></text:span><text:span text:style-name="T253">a starsene raffermo, freddo come candele.</text:span></text:p>
      <text:p text:style-name="P18"><text:span text:style-name="T265">[</text:span><text:span text:style-name="T264">7</text:span><text:span text:style-name="T265">]</text:span><text:span text:style-name="T264"> <text:s/></text:span><text:span text:style-name="T254">Seguirti in colli irti, </text:span><text:span text:style-name="T255">dirimpetto di legno;<text:line-break/></text:span><text:span text:style-name="T256">morto come neonato,</text:span><text:span text:style-name="T260"> un </text:span><text:span text:style-name="T256">piatto baratro <text:line-break/></text:span><text:span text:style-name="T260">che </text:span><text:span text:style-name="T257">singhiozza spento: </text:span><text:span text:style-name="T261">attend</text:span><text:span text:style-name="T262">e</text:span><text:span text:style-name="T258"> il mio regno.”<text:line-break/><text:tab/><text:tab/><text:tab/><text:tab/></text:span><text:span text:style-name="T416">Leonardo</text:span><text:span text:style-name="T415"> De Colpa, </text:span><text:span text:style-name="T417">Libro 2, Tunnel.</text:span><text:span text:style-name="T249"><text:line-break/><text:tab/><text:tab/><text:tab/><text:tab/><text:tab/><text:tab/></text:span></text:p>
      <text:p text:style-name="P20"><text:span text:style-name="T267">Quando </text:span><text:span text:style-name="T268">quella piroetta </text:span><text:span text:style-name="T273">fiammante</text:span><text:span text:style-name="T268"> </text:span><text:span text:style-name="T269">scese dal nostro cielo di terra, io me ne stavo a </text:span><text:span text:style-name="T270">studiare nell’ultima delle diciassette torri del castello. </text:span><text:span text:style-name="T271">L’aria era di piombo in quella giornata, </text:span><text:span text:style-name="T272">bastava alzare gli occhi </text:span><text:span text:style-name="T274">per capire come sarebbe </text:span><text:span text:style-name="T277">andata</text:span><text:span text:style-name="T274">. </text:span><text:span text:style-name="T275">Un’altro Spaccaorecchie </text:span><text:span text:style-name="T276">si sarebbe fatto vivo </text:span><text:span text:style-name="T278">a fine giornata. <text:line-break/></text:span><text:soft-page-break/><text:span text:style-name="T279">Leonardo De Colpa </text:span><text:span text:style-name="T281">è </text:span><text:span text:style-name="T280">il mio nonno</text:span><text:span text:style-name="T418"> </text:span><text:span text:style-name="T419">alla </text:span><text:span text:style-name="T420">quindicesima</text:span><text:span text:style-name="T280">, </text:span><text:span text:style-name="T284">non penso ci sia un termine per definiro. </text:span><text:span text:style-name="T285">Potrei dire un mio antenato </text:span><text:span text:style-name="T286">a questo punto, credo di sì.</text:span><text:span text:style-name="T284"><text:line-break/></text:span><text:span text:style-name="T287">N</text:span><text:span text:style-name="T282">ella libreria a Tunnel che sprofonda più di mille leghe sotto la superficie </text:span><text:span text:style-name="T283">si trovano </text:span><text:span text:style-name="T288">soltanto testi della dinastia De Colpa, nata </text:span><text:span text:style-name="T289">in concomitanza dei primi eventi universali. </text:span><text:span text:style-name="T290">Il lignaggio più antico </text:span><text:span text:style-name="T291">del Sottomondo. <text:line-break/></text:span><text:span text:style-name="T390">Fiuuu</text:span><text:span text:style-name="T391">uuuuuu</text:span><text:span text:style-name="T392">uuuuu</text:span><text:span text:style-name="T391">.</text:span><text:span text:style-name="T390"><text:line-break/></text:span><text:span text:style-name="T314">Un colpo di</text:span><text:span text:style-name="T293"> vento uccide tutte le candele della stanza. <text:line-break/></text:span><text:span text:style-name="T300">Dalla finestra, però, entra soffusa una luce smeralda.</text:span><text:span text:style-name="T293"><text:line-break/></text:span><text:span text:style-name="T301">Quell’</text:span><text:span text:style-name="T294">oggetto illuminato </text:span><text:span text:style-name="T302">a forma di</text:span><text:span text:style-name="T294"> capsula, </text:span><text:span text:style-name="T295">infuocat</text:span><text:span text:style-name="T303">o,</text:span><text:span text:style-name="T295"> </text:span><text:span text:style-name="T305">partorito</text:span><text:span text:style-name="T296"> dal </text:span><text:span text:style-name="T304">quell’enorme </text:span><text:span text:style-name="T296">soffitto-</text:span><text:span text:style-name="T304">pavimento</text:span><text:span text:style-name="T296"> senza nuvole che ci circonda. <text:line-break/></text:span><text:span text:style-name="T297">Lo sapevamo tutti che doveva </text:span><text:span text:style-name="T307">succedere</text:span><text:span text:style-name="T306">. </text:span><text:span text:style-name="T308">Il popolo avrà di cui parlare. </text:span><text:span text:style-name="T297"><text:line-break/></text:span><text:span text:style-name="T298">Quello che invece adesso infastidisce il mio pensiero è l’oscurità della stanza.<text:line-break/></text:span><text:span text:style-name="T292">Il Sottomondo non ha mai avuto luc</text:span><text:span text:style-name="T299">e, il commercio delle candele è talmente tanto importante che </text:span><text:span text:style-name="T309">i Candelari </text:span><text:span text:style-name="T313">sono </text:span><text:span text:style-name="T309">la seconda famiglia più antica. </text:span><text:span text:style-name="T310">La cera è stata la scoperta che ci ha fatto passare da trogloditi a nobili cuori </text:span><text:span text:style-name="T312">coscienti che ogni </text:span><text:span text:style-name="T310">posata </text:span><text:span text:style-name="T312">ha la sua portata</text:span><text:span text:style-name="T311">. <text:line-break/></text:span><text:span text:style-name="T315">Se potessi vedere attraverso le tenebre che cosa coglierei? </text:span><text:span text:style-name="T316">Strizzo le palpebre alla ricerca di un qualcuno. </text:span><text:span text:style-name="T317">Ma non vedo niente.<text:line-break/></text:span><text:span text:style-name="T318">Tranne quella capsula che scende e si schianta, senza rumore, </text:span><text:span text:style-name="T319">per terra. </text:span><text:span text:style-name="T320">E’ una luce forte che viaggia e</text:span><text:span text:style-name="T321"> mi sta per accecare ma prima ancora che quel grande lume entri nelle mie palpebre una decina di fate madrine mi tappano gli occhi.</text:span></text:p>
      <text:p text:style-name="P15"><text:span text:style-name="T234">S</text:span><text:span text:style-name="T228">tella, stellina, la </text:span><text:span text:style-name="T242">luce</text:span><text:span text:style-name="T228"> si avvicina. </text:span><text:span text:style-name="T243">Se arriva prima di mattina, tu rimarrai tutta accecatina. </text:span><text:span text:style-name="T244">Non startene così in sordina, piuttosto in camerina a cercare una ragione per essere viva. Oltre la letterina, ti resta un po’ di ruvida nostalgia. Va via, va via, </text:span><text:span text:style-name="T245">P</text:span><text:span text:style-name="T244">rotagonista va via!</text:span></text:p>
      <text:p text:style-name="P21"><text:span text:style-name="T321">M</text:span><text:span text:style-name="T266">i ricordo che quando er</text:span><text:span text:style-name="T332">o </text:span><text:span text:style-name="T266">piccola, mio nonno </text:span><text:span text:style-name="T322">elevato</text:span><text:span text:style-name="T323"> all</text:span><text:span text:style-name="T327">a</text:span><text:span text:style-name="T266"> prima, </text:span><text:span text:style-name="T324">mi lasciava scorrere la mente in una storia così intricata che nemmeno uno spago caduto su una famiglia di rovi. </text:span><text:span text:style-name="T325">Eppure io non me ne tiravo fuori</text:span><text:span text:style-name="T326"> con la semplicità di un insetto acrobata. </text:span><text:span text:style-name="T328">Anzi. <text:line-break/>Come quei gatti randagi che si infilano nei cestini, me ne andavo a cercare qualcosa di appetitoso per la bocca dell’ingegno; </text:span><text:span text:style-name="T329">i denti del pensiero </text:span><text:span text:style-name="T330">avrebbero masticato e lo </text:span><text:soft-page-break/><text:span text:style-name="T330">stomaco del ragionamento avrebbero digerito per lasciarmi dormire </text:span><text:span text:style-name="T331">come un panda acccocolato fra coperte di bambù.<text:line-break/></text:span><text:span text:style-name="T333">Non so quanti vocaboli stiano fra i miei denti e la mia lingua pronti a spurgare una storia che si è appiccicata ai miei capelli come cera calda, </text:span><text:span text:style-name="T334">nemmeno mi domando se sia in grado di </text:span><text:span text:style-name="T335">mostrare, fuori dalla scatola </text:span><text:span text:style-name="T336">dell’intelletto, </text:span><text:span text:style-name="T337">quanti crani sono scoppiati sotto il peso de</text:span><text:span text:style-name="T338">lle zampe </text:span><text:span text:style-name="T339">di </text:span><text:span text:style-name="T340">quello che </text:span><text:span text:style-name="T341">tutti hanno sempre chiamato Principe. Tutti. Sempre.<text:line-break/>Fin quando… </text:span></text:p>
      <text:p text:style-name="P22"><text:span text:style-name="T393">S</text:span><text:span text:style-name="T394">tella, stellina, </text:span><text:span text:style-name="T395">un agrodolce lama è come una nanna per una ninna in una notte dipinta di </text:span><text:span text:style-name="T396">la</text:span><text:span text:style-name="T397">g</text:span><text:span text:style-name="T396">rime. </text:span><text:span text:style-name="T398">Se narrare la storia di Protagonista </text:span><text:span text:style-name="T399">vuoi, il Principe non puoi non citare. </text:span><text:span text:style-name="T400">Tintinna, stellina, </text:span><text:span text:style-name="T401">in più di </text:span><text:span text:style-name="T402">una vita hai provato a non </text:span><text:span text:style-name="T403">dire chi è, da non pronunziare, </text:span><text:span text:style-name="T404">silenziare. </text:span><text:span text:style-name="T405">Un nome straripato dal suo corso, </text:span><text:span text:style-name="T406">sradicato dal suo posto, </text:span><text:span text:style-name="T407">adesso ti </text:span><text:span text:style-name="T408">ossessiona. Ossequie e ossa non basteranno ad allontanarlo dal Principato. </text:span><text:span text:style-name="T409">Il suo fiato è come </text:span><text:span text:style-name="T410">un bulbo di luce che carbonizza </text:span><text:span text:style-name="T411">la carne.</text:span><text:span text:style-name="T341"><text:line-break/></text:span><text:span text:style-name="T342">Potrei dire che “c’era una volta”. </text:span><text:span text:style-name="T343">Solo che nel Sottomondo ai neonati non si raccontano fiabe, </text:span><text:span text:style-name="T344">non ne sono mai state scritte con un finale </text:span><text:span text:style-name="T353">insano</text:span><text:span text:style-name="T344">. </text:span><text:span text:style-name="T351">Quindi io non ne conosco.<text:line-break/>Provare a usare quella formula retorica è come </text:span><text:span text:style-name="T345">provare a raccogliere pesche da un </text:span><text:span text:style-name="T367">albero</text:span><text:span text:style-name="T345"> </text:span><text:span text:style-name="T346">ingordo di</text:span><text:span text:style-name="T347"> </text:span><text:span text:style-name="T348">concime </text:span><text:span text:style-name="T349">fatto con le carcasse infette</text:span><text:span text:style-name="T348">. </text:span><text:span text:style-name="T350">Ciò che si mangia ci fa diventare </text:span><text:span text:style-name="T352">consistenza oltre la parola</text:span><text:span text:style-name="T354">.<text:line-break/></text:span><text:span text:style-name="T368">E i</text:span><text:span text:style-name="T355">l Principe </text:span><text:span text:style-name="T356">nella sua tavola </text:span><text:span text:style-name="T369">ha sempre affilato</text:span><text:span text:style-name="T356"> la forchetta </text:span><text:span text:style-name="T357">limand</text:span><text:span text:style-name="T362">o</text:span><text:span text:style-name="T357">l</text:span><text:span text:style-name="T362">a</text:span><text:span text:style-name="T357"> fra i </text:span><text:span text:style-name="T358">molari; </text:span><text:span text:style-name="T359">bev</text:span><text:span text:style-name="T370">endo</text:span><text:span text:style-name="T359"> succo di </text:span><text:span text:style-name="T360">prugne, </text:span><text:span text:style-name="T361">consistente come la terra bagnata di sputo, </text:span><text:span text:style-name="T363">al sapore di aria polverizzata. </text:span><text:span text:style-name="T364">Come se si potesse tirare fuori tutti gli scheletri </text:span><text:span text:style-name="T371">da un qualsiasi cimitero</text:span><text:span text:style-name="T364"> per farli prendere a braccetto,</text:span><text:span text:style-name="T365"> andare tutti nella tana dell’orco, </text:span><text:span text:style-name="T366">senza forchettoni</text:span><text:span text:style-name="T372">, né </text:span><text:span text:style-name="T373">torc</text:span><text:span text:style-name="T374">e.<text:line-break/>Se si prende e si disegna una retta, </text:span><text:span text:style-name="T375">poi si inizia a ruotare e se ne disegnano tante altre, </text:span><text:span text:style-name="T382">allora ci si arma di </text:span><text:span text:style-name="T375">martello, si stampa quattordici chiodi e ci si gira intorno; se </text:span><text:span text:style-name="T376">si </text:span><text:span text:style-name="T385">agguanta</text:span><text:span text:style-name="T376"> una pecora e si tira dal suo pelo un filo morbido come un guanciale di infinite pium</text:span><text:span text:style-name="T377">e, </text:span><text:span text:style-name="T378">per </text:span><text:span text:style-name="T379">poter </text:span><text:span text:style-name="T380">seguire ogni volta un tragitto nuovo. </text:span><text:span text:style-name="T382">S</text:span><text:span text:style-name="T381">i potrebbe arrivare a percepire quello che il Principe vedeva </text:span><text:span text:style-name="T382">per ogni immagine </text:span><text:span text:style-name="T384">impacchettata</text:span><text:span text:style-name="T382"> dai suoi occhi </text:span><text:span text:style-name="T383">alla sua camera.</text:span></text:p>
      <text:p text:style-name="P23"><text:soft-page-break/><text:span text:style-name="T393">S</text:span><text:span text:style-name="T394">tella,</text:span><text:span text:style-name="T411"> </text:span><text:span text:style-name="T412">stellina. Se davvero provassi anche solo a pensare che cosa ti farebbe lui se ti vedesse, ferma, come sei, senza nemmeno una torcia a difenderti, né le inferriate. Ahia, ahia, Stella. Proverei tanto a dirti di alzare le gambe per nasconderti sotto una grande rocca, fra vermi, parassiti </text:span><text:span text:style-name="T413">e </text:span><text:span text:style-name="T414">scorpioni.</text:span><text:span text:style-name="T383"><text:line-break/></text:span><text:span text:style-name="T386">Mentre quella Stella filante di propulsione </text:span><text:span text:style-name="T387">si schianta, </text:span><text:span text:style-name="T388">proietto il mio centro di ragione su quel movimento. <text:line-break/></text:span><text:span text:style-name="T389">Ci parlo.</text:span></text:p>
      <text:p text:style-name="P23"><text:span text:style-name="T38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10-06T23:29:10.918000000</dc:date>
    <meta:editing-duration>PT3H56M13S</meta:editing-duration>
    <meta:editing-cycles>630</meta:editing-cycles>
    <meta:generator>LibreOffice/24.2.1.2$Windows_X86_64 LibreOffice_project/db4def46b0453cc22e2d0305797cf981b68ef5ac</meta:generator>
    <meta:print-date>2025-10-02T12:43:01.306000000</meta:print-date>
    <meta:printed-by>File PDF</meta:printed-by>
    <meta:document-statistic meta:table-count="0" meta:image-count="0" meta:object-count="0" meta:page-count="11" meta:paragraph-count="80" meta:word-count="2701" meta:character-count="21313" meta:non-whitespace-character-count="18577"/>
  </office:meta>
</office:document-meta>
</file>